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Lexie Readable" svg:font-family="'Lexie Readable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002cm" fo:margin-left="0cm" table:align="left"/>
    </style:style>
    <style:style style:name="Tableau1.A" style:family="table-column">
      <style:table-column-properties style:column-width="4.921cm"/>
    </style:style>
    <style:style style:name="Tableau1.B" style:family="table-column">
      <style:table-column-properties style:column-width="13.08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B1" style:family="table-cell">
      <style:table-cell-properties fo:padding="0.097cm" fo:border="0.25pt solid #000000" style:writing-mode="lr-tb"/>
    </style:style>
    <style:style style:name="Tableau1.A2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27.199cm" fo:margin-left="-0.044cm" table:align="left"/>
    </style:style>
    <style:style style:name="Tableau2.A" style:family="table-column">
      <style:table-column-properties style:column-width="1.649cm"/>
    </style:style>
    <style:style style:name="Tableau2.B" style:family="table-column">
      <style:table-column-properties style:column-width="2.558cm"/>
    </style:style>
    <style:style style:name="Tableau2.C" style:family="table-column">
      <style:table-column-properties style:column-width="2.302cm"/>
    </style:style>
    <style:style style:name="Tableau2.D" style:family="table-column">
      <style:table-column-properties style:column-width="2.09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1.984cm"/>
    </style:style>
    <style:style style:name="Tableau2.G" style:family="table-column">
      <style:table-column-properties style:column-width="2.805cm"/>
    </style:style>
    <style:style style:name="Tableau2.I" style:family="table-column">
      <style:table-column-properties style:column-width="2.196cm"/>
    </style:style>
    <style:style style:name="Tableau2.L" style:family="table-column">
      <style:table-column-properties style:column-width="3.0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L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reak-before="page"/>
      <style:text-properties fo:font-size="16pt" fo:font-weight="bold" officeooo:rsid="0012e230" officeooo:paragraph-rsid="0012e230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ext_20_body">
      <style:paragraph-properties fo:text-align="start" style:justify-single-word="false" fo:break-before="page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Text_20_body">
      <style:paragraph-properties fo:break-before="page"/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Normal">
      <style:paragraph-properties fo:break-before="page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Text_20_body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3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3pt" fo:font-weight="bold" officeooo:rsid="0012e230" officeooo:paragraph-rsid="0012e230" style:font-size-asian="11.3500003814697pt" style:font-weight-asian="bold" style:font-size-complex="13pt" style:font-weight-complex="bold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able_20_Contents">
      <style:text-properties fo:font-size="11.5pt" fo:font-weight="bold" style:font-size-asian="11.5p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weight-complex="bold"/>
    </style:style>
    <style:style style:name="P22" style:family="paragraph" style:parent-style-name="Table_20_Contents">
      <style:text-properties fo:font-size="11.5pt" style:font-size-asian="11.5pt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color="#000000"/>
    </style:style>
    <style:style style:name="P26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7ecae"/>
    </style:style>
    <style:style style:name="P28" style:family="paragraph" style:parent-style-name="Heading_20_1" style:master-page-name="Landscape">
      <style:paragraph-properties style:page-number="auto" fo:break-before="page"/>
      <style:text-properties officeooo:paragraph-rsid="0017ecae"/>
    </style:style>
    <style:style style:name="P29" style:family="paragraph" style:parent-style-name="Text_20_body" style:master-page-name="MP0">
      <style:paragraph-properties fo:text-align="start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Text_20_body" style:list-style-name="L5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3pt" fo:font-weight="bold" officeooo:rsid="0012e230" officeooo:paragraph-rsid="0012e230" style:font-size-asian="11.3500003814697pt" style:font-weight-asian="bold" style:font-size-complex="13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3pt" fo:font-weight="bold" officeooo:rsid="0012e230" officeooo:paragraph-rsid="0012e230" style:font-size-asian="11.3500003814697pt" style:font-weight-asian="bold" style:font-size-complex="13pt" style:font-weight-complex="bold"/>
    </style:style>
    <style:style style:name="P33" style:family="paragraph" style:parent-style-name="Text_20_body">
      <style:text-properties officeooo:paragraph-rsid="0017ecae"/>
    </style:style>
    <style:style style:name="P34" style:family="paragraph" style:parent-style-name="Text_20_body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5" style:family="paragraph" style:parent-style-name="Normal" style:master-page-name="Standard">
      <style:paragraph-properties style:page-number="auto"/>
    </style:style>
    <style:style style:name="P36" style:family="paragraph" style:parent-style-name="Table_20_Contents" style:list-style-name="L1">
      <style:paragraph-properties fo:text-align="justify" style:justify-single-word="false"/>
      <style:text-properties fo:font-size="11.5pt" style:font-size-asian="11.5pt"/>
    </style:style>
    <style:style style:name="P37" style:family="paragraph" style:parent-style-name="Table_20_Contents" style:list-style-name="L2">
      <style:paragraph-properties fo:text-align="justify" style:justify-single-word="false"/>
      <style:text-properties fo:font-size="11.5pt" style:font-size-asian="11.5pt"/>
    </style:style>
    <style:style style:name="P38" style:family="paragraph" style:parent-style-name="Table_20_Contents" style:list-style-name="L3">
      <style:paragraph-properties fo:text-align="justify" style:justify-single-word="false"/>
      <style:text-properties fo:font-size="11.5pt" style:font-size-asian="11.5pt"/>
    </style:style>
    <style:style style:name="P39" style:family="paragraph" style:parent-style-name="Table_20_Contents" style:list-style-name="L4">
      <style:paragraph-properties fo:text-align="justify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fo:font-size="10pt" officeooo:paragraph-rsid="0017eca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2e230" officeooo:paragraph-rsid="0017ecae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12e230" officeooo:paragraph-rsid="0017ecae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46f31c" officeooo:paragraph-rsid="0017ecae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47b4e1" officeooo:paragraph-rsid="0017ecae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4adedc" officeooo:paragraph-rsid="0017ecae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46f31c" officeooo:paragraph-rsid="0017ecae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font-size="8pt" officeooo:rsid="0046f31c" officeooo:paragraph-rsid="0017ecae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font-size="8pt" officeooo:rsid="0012e230" officeooo:paragraph-rsid="0017ecae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fo:font-size="8pt" officeooo:paragraph-rsid="0017ecae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fo:font-size="8pt" officeooo:rsid="0047b4e1" officeooo:paragraph-rsid="0017ecae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font-size="8pt" officeooo:rsid="00487fa2" officeooo:paragraph-rsid="0017ecae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font-size="9pt" officeooo:paragraph-rsid="0017ecae" style:font-size-asian="9pt" style:font-size-complex="9pt"/>
    </style:style>
    <style:style style:name="T1" style:family="text">
      <style:text-properties style:font-name="Liberation Mono"/>
    </style:style>
    <style:style style:name="T2" style:family="text">
      <style:text-properties fo:font-size="11.5pt" style:font-size-asian="11.5pt"/>
    </style:style>
    <style:style style:name="T3" style:family="text">
      <style:text-properties style:font-name="Noto Sans" fo:font-size="11.5pt" style:font-size-asian="11.5pt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1504ad" style:font-weight-asian="bold" style:font-weight-complex="bold"/>
    </style:style>
    <style:style style:name="T10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officeooo:rsid="0013f31a"/>
    </style:style>
    <style:style style:name="T13" style:family="text">
      <style:text-properties officeooo:rsid="001504ad"/>
    </style:style>
    <style:style style:name="T14" style:family="text">
      <style:text-properties officeooo:rsid="0016aee4"/>
    </style:style>
    <style:style style:name="T15" style:family="text">
      <style:text-properties officeooo:rsid="0047b4e1"/>
    </style:style>
    <style:style style:name="T16" style:family="text">
      <style:text-properties officeooo:rsid="0046f31c"/>
    </style:style>
    <style:style style:name="T17" style:family="text">
      <style:text-properties officeooo:rsid="004a07f4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uhem Aude</text:p>
      <text:p text:style-name="P8">Duvauchelle Sophie</text:p>
      <text:p text:style-name="P8">Nicolas Patrice</text:p>
      <text:p text:style-name="P8"/>
      <text:p text:style-name="P8"/>
      <text:p text:style-name="P8"/>
      <text:p text:style-name="P8"/>
      <text:p text:style-name="P9">Projet pour la validation du bloc 1</text:p>
      <text:p text:style-name="P9"/>
      <text:p text:style-name="P9"/>
      <text:p text:style-name="P9">Activité 1 : proposition de cours</text:p>
      <text:p text:style-name="P9"/>
      <text:p text:style-name="P9"/>
      <text:p text:style-name="P9">Thèmes abordés : dictionnaire et recherche en table</text:p>
      <text:p text:style-name="P2">Répartition du travail au sein du projet :</text:p>
      <text:p text:style-name="P18"/>
      <text:p text:style-name="P18"/>
      <text:p text:style-name="P18">Lors des trois séances en commun à <text:span text:style-name="T14">l’</text:span>IUT :</text:p>
      <text:p text:style-name="P18"/>
      <text:p text:style-name="P18">séance 1 : choix du thème et recherche des possibilités en commun</text:p>
      <text:p text:style-name="P18"/>
      <text:p text:style-name="P18">séance 2 : élaboration, en commun, de la progression envisagée.</text:p>
      <text:p text:style-name="P18"/>
      <text:p text:style-name="P18">Séance 3 : Mise en commun des travaux de chacun.</text:p>
      <text:p text:style-name="P18"/>
      <text:p text:style-name="P18"/>
      <text:p text:style-name="P18"/>
      <text:p text:style-name="P32">Réparti<text:span text:style-name="T12">ti</text:span>on du travail <text:span text:style-name="T12">(cf. tableau suivant)</text:span></text:p>
      <text:h text:style-name="P28" text:outline-level="1">Ré<text:span text:style-name="T15">partition des tâches</text:span></text:h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 table:number-columns-repeated="2"/>
        <table:table-column table:style-name="Tableau2.I"/>
        <table:table-column table:style-name="Tableau2.E" table:number-columns-repeated="2"/>
        <table:table-column table:style-name="Tableau2.L"/>
        <table:table-row>
          <table:table-cell table:style-name="Tableau2.A1" office:value-type="string">
            <text:p text:style-name="P40"/>
          </table:table-cell>
          <table:table-cell table:style-name="Tableau2.A1" office:value-type="string">
            <text:p text:style-name="P41">Support</text:p>
            <text:p text:style-name="P41">pédagogique </text:p>
          </table:table-cell>
          <table:table-cell table:style-name="Tableau2.A1" office:value-type="string">
            <text:p text:style-name="P41"><text:span text:style-name="T15">Progression</text:span> envisagée</text:p>
          </table:table-cell>
          <table:table-cell table:style-name="Tableau2.A1" office:value-type="string">
            <text:p text:style-name="P41">Annexe 1</text:p>
            <text:p text:style-name="P46">exemple introduction</text:p>
          </table:table-cell>
          <table:table-cell table:style-name="Tableau2.A1" office:value-type="string">
            <text:p text:style-name="P41">Annexe 2</text:p>
            <text:p text:style-name="P43">cours à trous</text:p>
            <text:p text:style-name="P43"/>
          </table:table-cell>
          <table:table-cell table:style-name="Tableau2.A1" office:value-type="string">
            <text:p text:style-name="P44">Annexe </text:p>
            <text:p text:style-name="P44">2</text:p>
            <text:p text:style-name="P44">Tableau de synthèse</text:p>
          </table:table-cell>
          <table:table-cell table:style-name="Tableau2.A1" office:value-type="string">
            <text:p text:style-name="P41">Annexes </text:p>
            <text:p text:style-name="P41">3 et 4 </text:p>
            <text:p text:style-name="P43">feuille d’exercices, corrigés et compléments pédagogiques</text:p>
          </table:table-cell>
          <table:table-cell table:style-name="Tableau2.A1" office:value-type="string">
            <text:p text:style-name="P41">Annexes </text:p>
            <text:p text:style-name="P41">5 et 6</text:p>
            <text:p text:style-name="P43">TP : sujet, corrigés et compléments pédagogiques</text:p>
          </table:table-cell>
          <table:table-cell table:style-name="Tableau2.A1" office:value-type="string">
            <text:p text:style-name="P43">Annexe </text:p>
            <text:p text:style-name="P43">7</text:p>
            <text:p text:style-name="P44">Évaluation</text:p>
          </table:table-cell>
          <table:table-cell table:style-name="Tableau2.A1" office:value-type="string">
            <text:p text:style-name="P43">Annexe </text:p>
            <text:p text:style-name="P45">2</text:p>
            <text:p text:style-name="P43">lexique</text:p>
          </table:table-cell>
          <table:table-cell table:style-name="Tableau2.A1" office:value-type="string">
            <text:p text:style-name="P43">Annexe </text:p>
            <text:p text:style-name="P43">9</text:p>
            <text:p text:style-name="P43">Q.C.M.</text:p>
          </table:table-cell>
          <table:table-cell table:style-name="Tableau2.L1" office:value-type="string">
            <text:p text:style-name="P43">Mise en <text:s/>page du support final </text:p>
          </table:table-cell>
        </table:table-row>
        <table:table-row>
          <table:table-cell table:style-name="Tableau2.A2" office:value-type="string">
            <text:p text:style-name="P42">Sophie </text:p>
          </table:table-cell>
          <table:table-cell table:style-name="Tableau2.A2" office:value-type="string">
            <text:p text:style-name="P47">Recherche et conception du support</text:p>
          </table:table-cell>
          <table:table-cell table:style-name="Tableau2.A2" office:value-type="string">
            <text:p text:style-name="P48">Finalisation, saisie</text:p>
            <text:p text:style-name="P48">mise en page</text:p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7">Recherche et conception du cours</text:p>
          </table:table-cell>
          <table:table-cell table:style-name="Tableau2.A2" office:value-type="string">
            <text:p text:style-name="P50">Contribution et mise en page</text:p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47">Recherche et conception du support</text:p>
          </table:table-cell>
          <table:table-cell table:style-name="Tableau2.A2" office:value-type="string">
            <text:p text:style-name="P49"/>
          </table:table-cell>
          <table:table-cell table:style-name="Tableau2.L2" office:value-type="string">
            <text:p text:style-name="P47">participation</text:p>
          </table:table-cell>
        </table:table-row>
        <table:table-row>
          <table:table-cell table:style-name="Tableau2.A2" office:value-type="string">
            <text:p text:style-name="P42">Patrice</text:p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8">Recherche et mise en page</text:p>
          </table:table-cell>
          <table:table-cell table:style-name="Tableau2.A2" office:value-type="string">
            <text:p text:style-name="P51">Recherche et conception du cours pour le professeur</text:p>
          </table:table-cell>
          <table:table-cell table:style-name="Tableau2.A2" office:value-type="string">
            <text:p text:style-name="P47">Recherche et conception du support</text:p>
          </table:table-cell>
          <table:table-cell table:style-name="Tableau2.A2" office:value-type="string">
            <text:p text:style-name="P48">Recherche de l’exercice 6 et élaboration <text:span text:style-name="T16">des </text:span>test<text:span text:style-name="T16">s et de </text:span><text:s/>corrigés</text:p>
          </table:table-cell>
          <table:table-cell table:style-name="Tableau2.A2" office:value-type="string">
            <text:p text:style-name="P48">Recherche de l’exercice <text:span text:style-name="T16">2</text:span> et élaboration <text:span text:style-name="T16">des </text:span>test<text:span text:style-name="T16">s et de <text:s text:c="2"/>c</text:span>orrigés</text:p>
          </table:table-cell>
          <table:table-cell table:style-name="Tableau2.A2" office:value-type="string">
            <text:p text:style-name="P47">Recherche et conception du support</text:p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47"/>
          </table:table-cell>
          <table:table-cell table:style-name="Tableau2.L2" office:value-type="string">
            <text:p text:style-name="P47">participation</text:p>
          </table:table-cell>
        </table:table-row>
        <table:table-row>
          <table:table-cell table:style-name="Tableau2.A2" office:value-type="string">
            <text:p text:style-name="P42">Aude</text:p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8">Recherche et mise en page</text:p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48">Recherche des <text:span text:style-name="T16">5 premiers exercices</text:span> et élaboration <text:span text:style-name="T16">de </text:span>test<text:span text:style-name="T16">s et de </text:span>corrigés</text:p>
            <text:p text:style-name="P48">Mise en page du document final</text:p>
            <text:p text:style-name="P47"><text:span text:style-name="T17">Élaboration</text:span> du complément pédagogique</text:p>
          </table:table-cell>
          <table:table-cell table:style-name="Tableau2.A2" office:value-type="string">
            <text:p text:style-name="P48">Recherche des<text:span text:style-name="T16"> <text:s/>exercices 1,3,4 et 5</text:span> et élaboration <text:span text:style-name="T16">des </text:span>test<text:span text:style-name="T16">s et de </text:span><text:s/>corrigés</text:p>
            <text:p text:style-name="P48">Mise en page du document final </text:p>
            <text:p text:style-name="P47"><text:span text:style-name="T17">Élaboration</text:span> du complément pédagogique</text:p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47">Recherche et conception du support</text:p>
          </table:table-cell>
          <table:table-cell table:style-name="Tableau2.L2" office:value-type="string">
            <text:p text:style-name="P47">participation</text:p>
          </table:table-cell>
        </table:table-row>
      </table:table>
      <text:p text:style-name="P27"/>
      <text:p text:style-name="P35"/>
      <text:h text:style-name="Heading_20_1" text:outline-level="1">Dictionnaires et données en tables – support pédagogique</text:h>
      <text:h text:style-name="Heading_20_2" text:outline-level="2">Prérequis</text:h>
      <text:p text:style-name="Text_20_body">Types de base y compris fonctions <text:span text:style-name="Police_20_par_20_défaut"><text:span text:style-name="T1">chr()</text:span></text:span> et <text:span text:style-name="Police_20_par_20_défaut"><text:span text:style-name="T1">ord()</text:span></text:span>, listes y compris création par compréhension et recherche séquentielle ; instruction IF, boucles FOR et WHILE ; spécification, définition et appel de fonctions ; importation de modules.</text:p>
      <text:h text:style-name="Heading_20_2" text:outline-level="2">Notions abordées dans le cadre du programme NSI Premiè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Contenus</text:p>
          </table:table-cell>
          <table:table-cell table:style-name="Tableau1.B1" office:value-type="string">
            <text:p text:style-name="P21">Capacités attendues</text:p>
          </table:table-cell>
        </table:table-row>
        <table:table-row>
          <table:table-cell table:style-name="Tableau1.A2" table:number-columns-spanned="2" office:value-type="string">
            <text:p text:style-name="P20">Représentation des données : types construits</text:p>
          </table:table-cell>
          <table:covered-table-cell/>
        </table:table-row>
        <table:table-row>
          <table:table-cell table:style-name="Tableau1.A3" office:value-type="string">
            <text:p text:style-name="P22">Dictionnaires par clés et valeurs</text:p>
          </table:table-cell>
          <table:table-cell table:style-name="Tableau1.B3" office:value-type="string">
            <text:list xml:id="list1657100769" text:style-name="L1">
              <text:list-item>
                <text:p text:style-name="P36">Construire une entrée de dictionnaire.</text:p>
              </text:list-item>
              <text:list-item>
                <text:p text:style-name="P36">Itérer sur les éléments d’un dictionnaire.</text:p>
              </text:list-item>
            </text:list>
          </table:table-cell>
        </table:table-row>
        <table:table-row>
          <table:table-cell table:style-name="Tableau1.A2" table:number-columns-spanned="2" office:value-type="string">
            <text:p text:style-name="P20">Traitement de données en tables</text:p>
          </table:table-cell>
          <table:covered-table-cell/>
        </table:table-row>
        <table:table-row>
          <table:table-cell table:style-name="Tableau1.A5" office:value-type="string">
            <text:p text:style-name="P22">Recherche dans une table</text:p>
          </table:table-cell>
          <table:table-cell table:style-name="Tableau1.B5" office:value-type="string">
            <text:list xml:id="list751593838" text:style-name="L2">
              <text:list-item>
                <text:p text:style-name="P37">Rechercher les lignes d’une table vérifiant des critères exprimés en logique propositionnelle.</text:p>
              </text:list-item>
            </text:list>
          </table:table-cell>
        </table:table-row>
        <table:table-row>
          <table:table-cell table:style-name="Tableau1.A6" office:value-type="string">
            <text:p text:style-name="P22">Fusion de tables</text:p>
          </table:table-cell>
          <table:table-cell table:style-name="Tableau1.B6" office:value-type="string">
            <text:list xml:id="list3959179683" text:style-name="L3">
              <text:list-item>
                <text:p text:style-name="P38">Construire une nouvelle table en combinant les données de deux tables.</text:p>
              </text:list-item>
            </text:list>
          </table:table-cell>
        </table:table-row>
        <table:table-row>
          <table:table-cell table:style-name="Tableau1.A2" table:number-columns-spanned="2" office:value-type="string">
            <text:p text:style-name="P20">Algorithmique</text:p>
          </table:table-cell>
          <table:covered-table-cell/>
        </table:table-row>
        <table:table-row>
          <table:table-cell table:style-name="Tableau1.A8" office:value-type="string">
            <text:p text:style-name="P22">Parcours séquentiel d’un tableau</text:p>
          </table:table-cell>
          <table:table-cell table:style-name="Tableau1.B8" office:value-type="string">
            <text:list xml:id="list759865849" text:style-name="L4">
              <text:list-item>
                <text:p text:style-name="P39">Écrire un algorithme de recherche d’une occurrence sur des valeurs de type quelconque</text:p>
              </text:list-item>
            </text:list>
          </table:table-cell>
        </table:table-row>
        <table:table-row>
          <table:table-cell table:style-name="Tableau1.A9" office:value-type="string">
            <text:p text:style-name="Table_20_Contents"><text:span text:style-name="Police_20_par_20_défaut"><text:span text:style-name="T2">Co</text:span></text:span><text:span text:style-name="Police_20_par_20_défaut"><text:span text:style-name="T3">û</text:span></text:span><text:span text:style-name="Police_20_par_20_défaut"><text:span text:style-name="T2">t et complexité</text:span></text:span></text:p>
          </table:table-cell>
          <table:table-cell table:style-name="Tableau1.B9" office:value-type="string">
            <text:list xml:id="list181427615577875" text:continue-numbering="true" text:style-name="L4">
              <text:list-item>
                <text:p text:style-name="P39">Sensibilisation à la complexité.</text:p>
              </text:list-item>
            </text:list>
          </table:table-cell>
        </table:table-row>
      </table:table>
      <text:h text:style-name="Heading_20_2" text:outline-level="2">Situation dans l’année scolaire :</text:h>
      <text:p text:style-name="Text_20_body">Cette séquence vient en fin de première partie d’année, au minimum après les prérequis et avant l’algorithmique gloutonne (dans une optique de réinvestissement éventuel). <text:s/>Durée : 8 heures de 55 min.</text:p>
      <text:p text:style-name="Text_20_body"/>
      <text:p text:style-name="Text_20_body"><text:span text:style-name="Police_20_par_20_défaut"><text:span text:style-name="T4">Compétences attendues en fin de séance :</text:span></text:span><text:span text:style-name="Police_20_par_20_défaut"><text:span text:style-name="T5"> </text:span></text:span></text:p>
      <text:p text:style-name="P10">- Meilleure connaissance des tableaux de données (listes), des recherches dans une table et fusion de tables</text:p>
      <text:p text:style-name="P10">- Maîtrise du type dictionnaire</text:p>
      <text:p text:style-name="P10">- Connaissance des différents types (tuple, dictionnaires, listes) et de leurs spécificités</text:p>
      <text:p text:style-name="P11"/>
      <text:p text:style-name="P6">Modalité d’évaluation :</text:p>
      <text:p text:style-name="P10">- Évaluation des corrections orales des élèves en séances 2,4 et 5</text:p>
      <text:p text:style-name="P10">- Interrogation sommative en séance 4</text:p>
      <text:p text:style-name="P10">- Évaluation du compte-rendu du TP</text:p>
      <text:p text:style-name="P5"/>
      <text:p text:style-name="Text_20_body"/>
      <text:p text:style-name="P13">Progression envisagée</text:p>
      <text:p text:style-name="P14"/>
      <text:h text:style-name="Heading_20_1" text:outline-level="1">Séance 1 – débranchée – (1 heure)</text:h>
      <text:h text:style-name="Heading_20_2" text:outline-level="2">I – Anticipation (5 min)</text:h>
      <text:p text:style-name="Text_20_body">Si je vous dis qu’il existe un type de donnée appelé dictionnaire, à votre avis qu’est-ce que c’est ? À quoi ça sert ?</text:p>
      <text:p text:style-name="Text_20_body">Réponses possibles : une liste de mots, une liste de fonctions…</text:p>
      <text:p text:style-name="Text_20_body">Guidage : définition de ce qu’est un dictionnaire unilingue ou bilingue (= deux dictionnaires en un volume) ; rappel de ce qui a déjà été vu sur les listes et les tuples…</text:p>
      <text:h text:style-name="Heading_20_2" text:outline-level="2">II – Démonstration par l’enseignant (10 min)</text:h>
      <text:p text:style-name="Text_20_body">A partir d’un exemple <text:span text:style-name="Police_20_par_20_défaut"><text:span text:style-name="T6">concret : carte d’un restaurant</text:span></text:span></text:p>
      <text:p text:style-name="Text_20_body"><text:span text:style-name="Police_20_par_20_défaut"><text:span text:style-name="T7">Démonstration (projection de manipulations dans la boucle d’interaction) sans prise de note <text:s/></text:span></text:span><text:span text:style-name="Police_20_par_20_défaut"><text:span text:style-name="T6"><text:s/>(</text:span></text:span>cf. annexe 1).</text:p>
      <text:h text:style-name="Heading_20_2" text:outline-level="2">III – Remplissage cours à trous (15 min) (cf annexe 2)</text:h>
      <text:p text:style-name="Text_20_body">Compléter en groupe la première page</text:p>
      <text:p text:style-name="Text_20_body"/>
      <text:p text:style-name="P15">IV Exercice (15 min) (cf. annexe 3)</text:p>
      <text:p text:style-name="Text_20_body">Exercice 1 – Exercice 1 débranché.</text:p>
      <text:p text:style-name="Text_20_body">Exercice 2 commencé (manipulation dictionnaire - version débranchée en classe)</text:p>
      <text:p text:style-name="Text_20_body">-----------------------------------------------------------------------------------------------------------------</text:p>
      <text:p text:style-name="Text_20_body">Exercices à finir à la maison pour la séance de cours suivante (</text:p>
      <text:p text:style-name="Text_20_body"/>
      <text:h text:style-name="Heading_20_1" text:outline-level="1">Séance 2 – branchée ( 1 heure)</text:h>
      <text:h text:style-name="Heading_20_2" text:outline-level="2">I – Retour sur la séance précédente (5 min)</text:h>
      <text:p text:style-name="Text_20_body">Réactivation des connaissances de la séance précédente.</text:p>
      <text:p text:style-name="Text_20_body">Projection et explications à l’oral de l’exercice 2 (annexe 3) par un élève</text:p>
      <text:p text:style-name="Text_20_body"/>
      <text:p text:style-name="P15">II – Avancement et fin du cours (cf annexe 2) (15 min)</text:p>
      <text:p text:style-name="Text_20_body"><text:soft-page-break/>Paragraphes 5 à 7 : Recherche d’une clef, parcours d’un dictionnaire, Dictionnaire et listes</text:p>
      <text:p text:style-name="Text_20_body">Explication éventuelle à l’oral si le niveau du groupe le permet du « pour aller plus loin » ou proposer de le lire à la maison</text:p>
      <text:p text:style-name="Text_20_body"/>
      <text:p text:style-name="P15">III Exercices (35 min) (cf annexe 3)</text:p>
      <text:p text:style-name="Text_20_body">Exercice 3 – Affichages</text:p>
      <text:p text:style-name="Text_20_body">Exercice 4 – Magasin en ligne (pour montrer l’intérêt du type dictionnaire)</text:p>
      <text:p text:style-name="Text_20_body"><text:s/>-----------------------------------------------------------------------------------------------------------------</text:p>
      <text:p text:style-name="P16">Exercice 4 à finir à la maison pour la séance de cours suivante</text:p>
      <text:p text:style-name="Text_20_body"/>
      <text:h text:style-name="Heading_20_1" text:outline-level="1">Séance 3 - TP – Partie 1 ( 2 heures) <text:s/></text:h>
      <text:h text:style-name="Heading_20_2" text:outline-level="2">Cf annexe 5</text:h>
      <text:h text:style-name="Heading_20_2" text:outline-level="2">Pour tous :</text:h>
      <text:p text:style-name="P15">Exercice 1 – recodage des fonctions/méthodes dict, clear, get , copy</text:p>
      <text:p text:style-name="Text_20_body">L’élève doit proposer <text:span text:style-name="Police_20_par_20_défaut"><text:span text:style-name="T10">des tests pertinents pour l</text:span></text:span>es fonctions proposées.</text:p>
      <text:p text:style-name="Text_20_body">Correction au fur et à mesure selon l’avancement des élèves</text:p>
      <text:p text:style-name="Text_20_body">et explication de l’intérêt d’une fonction copy (avec un exemple pertinent)</text:p>
      <text:p text:style-name="Text_20_body"/>
      <text:h text:style-name="Heading_20_2" text:outline-level="2">Exercice 2 – Recherche en table</text:h>
      <text:p text:style-name="Text_20_body">(Pour montrer l’intérêt du recours d’un dictionnaire par rapport à une liste et sensibilisation …. aux coûts</text:p>
      <text:p text:style-name="Text_20_body">Correction au fur et à mesure selon l’avancement des élèves</text:p>
      <text:p text:style-name="Text_20_body"/>
      <text:p text:style-name="P15">Pour les plus rapides :</text:p>
      <text:p text:style-name="P15">Exercice 4 - composition de dictionnaires <text:s/></text:p>
      <text:p text:style-name="Text_20_body"/>
      <text:p text:style-name="Text_20_body">-----------------------------------------------------------------------------------------------------------------</text:p>
      <text:p text:style-name="P16">Exercice 2 à avancer à la maison pour la séance de TP suivante</text:p>
      <text:p text:style-name="Text_20_body"/>
      <text:h text:style-name="Heading_20_1" text:outline-level="1"><text:soft-page-break/>Séance 4 - <text:s/>débranchée <text:s/>( 1 heure) <text:s/></text:h>
      <text:h text:style-name="Heading_20_2" text:outline-level="2">I– Retour sur les séances précédentes (10 min)</text:h>
      <text:p text:style-name="Text_20_body">Réactivation des connaissances de la semaine précédente.</text:p>
      <text:p text:style-name="Text_20_body">Projection et explications à l’oral de l’exercice 4 par un/des élèves</text:p>
      <text:p text:style-name="Text_20_body"/>
      <text:p text:style-name="P15">II – Retour sur la notion de dictionnaire crée par compréhension (10 min)</text:p>
      <text:p text:style-name="Text_20_body">Exercice 5 (cf annexe 3) - question 1</text:p>
      <text:p text:style-name="Text_20_body"><text:s/></text:p>
      <text:p text:style-name="P11">III– Evaluation (30 min) (cf. annexe 7)</text:p>
      <text:p text:style-name="P12"/>
      <text:p text:style-name="Text_20_body"><text:s/>-----------------------------------------------------------------------------------------------------------------</text:p>
      <text:p text:style-name="P16">Exercice 5 à finir à la maison pour la séance de cours suivante</text:p>
      <text:p text:style-name="Text_20_body"/>
      <text:h text:style-name="Heading_20_1" text:outline-level="1">Séance 5 - <text:s/>( 1 heure) <text:s/></text:h>
      <text:p text:style-name="P23">I Retour sur les séances précédentes (15 min)</text:p>
      <text:p text:style-name="Text_20_body">Correction de l’évaluation</text:p>
      <text:p text:style-name="Text_20_body">Retour et explications à l’oral de l’exercice 5</text:p>
      <text:p text:style-name="Text_20_body"/>
      <text:p text:style-name="Text_20_body">I<text:span text:style-name="Police_20_par_20_défaut"><text:span text:style-name="T4">I Synthèse dans le cahier de cours : comparaison des types tuple, list, dictionnaires (15 min)</text:span></text:span></text:p>
      <text:p text:style-name="Text_20_body">Tableau à trou (<text:span text:style-name="T13">cf. </text:span>annexe 2) – compléter les cases grises</text:p>
      <text:p text:style-name="Text_20_body"/>
      <text:p text:style-name="P15">III Point bilan sur les nouveaux termes rencontrés dans cette séance (15 min)</text:p>
      <text:p text:style-name="Text_20_body">Au fur et à mesure de l’année un lexique est constitué avec les élèves.</text:p>
      <text:p text:style-name="Text_20_body">Projection et explications d<text:span text:style-name="T13">es termes listés en page 4 du cours (cf. </text:span>annexe <text:span text:style-name="T13">2)</text:span> qui viendr<text:span text:style-name="T13">ont</text:span> amender ce lexique.</text:p>
      <text:p text:style-name="Text_20_body"/>
      <text:p text:style-name="P11">III Exercice (10 min) (cf annexe 3)</text:p>
      <text:p text:style-name="P25">Exercice 6 - Site web</text:p>
      <text:p text:style-name="Text_20_body"><text:span text:style-name="Police_20_par_20_défaut"><text:span text:style-name="T8">Exercice 6 <text:s/>à finir à la maison et QCM (annexe </text:span></text:span><text:span text:style-name="Police_20_par_20_défaut"><text:span text:style-name="T9">8</text:span></text:span><text:span text:style-name="Police_20_par_20_défaut"><text:span text:style-name="T8">) pour le cours suivant</text:span></text:span></text:p>
      <text:p text:style-name="Text_20_body"/>
      <text:h text:style-name="Heading_20_1" text:outline-level="1"><text:soft-page-break/>Séance 6 – TP – Partie 2 <text:s/>( 2 heures) <text:s/></text:h>
      <text:h text:style-name="Heading_20_2" text:outline-level="2">Cf annexe 5</text:h>
      <text:h text:style-name="Heading_20_2" text:outline-level="2">Pour tous :</text:h>
      <text:h text:style-name="Heading_20_2" text:outline-level="2">Exercice 2 – Recherche en table <text:s/>(si pas terminé)</text:h>
      <text:p text:style-name="Text_20_body">Correction au fur et à mesure selon l’avancement des élèves</text:p>
      <text:p text:style-name="Text_20_body"/>
      <text:p text:style-name="Text_20_body"><text:span text:style-name="Police_20_par_20_défaut"><text:span text:style-name="T4">Exercice 3 <text:s/>– Gestion de la bibliothèque</text:span></text:span></text:p>
      <text:p text:style-name="Text_20_body">Exercice de recherche dans une table et de fusion de tables</text:p>
      <text:p text:style-name="P15">Pour les plus rapides : <text:s/></text:p>
      <text:p text:style-name="Text_20_body"><text:span text:style-name="Police_20_par_20_défaut"><text:span text:style-name="T4">Exercice  5 <text:s/>- Anagramme </text:span></text:span><text:s/></text:p>
      <text:p text:style-name="Text_20_body"/>
      <text:p text:style-name="Text_20_body">L’exercice 3 et éventuellement les suivants (ex 4 et 5) feront l’objet d’un TP à rendre.</text:p>
      <text:p text:style-name="Text_20_body"/>
      <text:p text:style-name="Text_20_body"/>
      <text:p text:style-name="P16"/>
      <text:p text:style-name="P3"/>
      <text:p text:style-name="P16"/>
      <text:p text:style-name="P17">Annexes :</text:p>
      <text:p text:style-name="P17"/>
      <text:p text:style-name="P17"/>
      <text:list xml:id="list1431566749" text:style-name="L5">
        <text:list-item>
          <text:p text:style-name="P30">Annexe 1 : exemple concret d’introduction</text:p>
        </text:list-item>
        <text:list-item>
          <text:p text:style-name="P30">Annexe 2 : cours à trous et tableau de synthèse</text:p>
        </text:list-item>
        <text:list-item>
          <text:p text:style-name="P30">Annexe 3 : feuille d’exercices de la séance</text:p>
        </text:list-item>
        <text:list-item>
          <text:p text:style-name="P30">Annexe 4 : corrigés des exercices et compléments <text:tab/><text:tab/><text:tab/><text:tab/><text:tab/><text:tab/>pédagogiques</text:p>
        </text:list-item>
        <text:list-item>
          <text:p text:style-name="P30">Annexe 5 : TP</text:p>
        </text:list-item>
        <text:list-item>
          <text:p text:style-name="P30">Annexe 6 : corrigé du TP et compléments pédagogiques</text:p>
        </text:list-item>
        <text:list-item>
          <text:p text:style-name="P30">Annexe 7 : évaluation formative et son corrigé</text:p>
        </text:list-item>
        <text:list-item>
          <text:p text:style-name="P30">Annexe <text:span text:style-name="T13">8 </text:span>: Proposition de questions QCM (sujet fin d’année)</text:p>
        </text:list-item>
      </text:list>
      <text:p text:style-name="P26">(Deux questions seulement à ce jour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Police_20_par_20_défau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Lexie Readable" svg:font-family="'Lexie Readable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5cm" loext:contextual-spacing="false" fo:line-height="115%" fo:hyphenation-ladder-count="no-limit"/>
      <style:text-properties style:font-name="Lexie Readable" fo:font-family="'Lexie Readable'" style:font-family-generic="system" style:font-pitch="variable" style:font-name-asian="Lexie Readable" style:font-family-asian="'Lexie Readable'" style:font-family-generic-asian="system" style:font-pitch-asian="variable" style:font-name-complex="Lexie Readable" style:font-family-complex="'Lexie Readable'" style:font-family-generic-complex="system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15cm" fo:margin-bottom="0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font-size="11.5pt" style:font-size-asian="11.5pt" fo:hyphenate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3d3d3" draw:opacity="100%"/>
      <style:paragraph-properties fo:margin-top="0cm" fo:margin-bottom="0.6cm" loext:contextual-spacing="false" fo:text-align="center" style:justify-single-word="false" fo:hyphenation-ladder-count="no-limit" fo:background-color="#d3d3d3" fo:padding="0.035cm" fo:border="0.26pt solid #000000" style:shadow="none"/>
      <style:text-properties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cm" loext:contextual-spacing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Bloc_5f_code" style:display-name="Bloc_code" style:family="paragraph" style:parent-style-name="Text_20_body">
      <loext:graphic-properties draw:fill="solid" draw:fill-color="#d3d3d3" draw:opacity="100%"/>
      <style:paragraph-properties fo:hyphenation-ladder-count="no-limit" fo:background-color="#d3d3d3" fo:padding="0.141cm" fo:border="0.26pt solid #000000" style:shadow="none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false"/>
    </style:style>
    <style:style style:name="Figure" style:family="paragraph" style:parent-style-name="Caption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margin-top="0.051cm" fo:margin-bottom="0.051cm" loext:contextual-spacing="false"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>
      <style:text-properties style:font-name="Liberation Mono" fo:font-family="'Liberation Mono'" style:font-family-generic="modern" style:font-pitch="fixed" fo:font-size="11.5pt" style:font-name-asian="Liberation Mono" style:font-family-asian="'Liberation Mono'" style:font-family-generic-asian="modern" style:font-pitch-asian="fixed" style:font-size-asian="11.5pt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Cours NSI</dc:title>
    <meta:creation-date>2019-06-17T16:38:00Z</meta:creation-date>
    <dc:date>2019-06-26T18:14:25.789752456</dc:date>
    <meta:editing-cycles>60</meta:editing-cycles>
    <meta:editing-duration>PT16H53M55S</meta:editing-duration>
    <meta:document-statistic meta:table-count="2" meta:image-count="0" meta:object-count="0" meta:page-count="10" meta:paragraph-count="179" meta:word-count="1263" meta:character-count="7930" meta:non-whitespace-character-count="6785"/>
    <meta:template xlink:type="simple" xlink:actuate="onRequest" xlink:title="" xlink:href="../deroule-pedagogique-4.odt/Cours%20NSI"/>
  </office:meta>
</office:document-meta>
</file>